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fo:color="#ff3333"/>
    </style:style>
    <style:style style:name="ce70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21.2-0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1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70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22:10:34.847894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11T22:10:39.980249692</dc:date>
    <meta:editing-duration>P7DT5H50M53S</meta:editing-duration>
    <meta:editing-cycles>489</meta:editing-cycles>
    <meta:generator>LibreOffice/5.1.6.2$Linux_X86_64 LibreOffice_project/10m0$Build-2</meta:generator>
    <meta:document-statistic meta:table-count="1" meta:cell-count="554" meta:object-count="0"/>
  </office:meta>
</office:document-meta>
</file>